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852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852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852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852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852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852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852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852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852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852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852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852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852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852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852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852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852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fredo Alejandro Jimènez Contreras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1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7122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men Yarima Contreras Lo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6970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2.5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8"/>
    <meta:template xlink:type="simple" xlink:actuate="onRequest" xlink:title="Normal" xlink:href=""/>
  </office:meta>
</office:document-meta>
</file>